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2055in"/>
    </style:style>
    <style:style style:name="co2" style:family="table-column">
      <style:table-column-properties fo:break-before="auto" style:column-width="0.9835in"/>
    </style:style>
    <style:style style:name="co3" style:family="table-column">
      <style:table-column-properties fo:break-before="auto" style:column-width="4.3547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ccc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font-name="Calibri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language-asian="zh" style:country-asian="CN" style:font-style-asian="normal" style:font-weight-asian="normal" style:font-name-complex="Calib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wrap-option="wrap"/>
    </style:style>
    <style:style style:name="T1" style:family="text">
      <style:text-properties style:font-name-asian="Calibri" style:font-name-complex="Calibri"/>
    </style:style>
  </office:automatic-styles>
  <office:body>
    <office:spreadsheet>
      <table:calculation-settings table:case-sensitive="false" table:search-criteria-must-apply-to-whole-cell="false"/>
      <table:table table:name="RobotBo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15" table:default-cell-style-name="ce3"/>
        <table:table-column table:style-name="co4" table:number-columns-repeated="6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otor</text:p>
          </table:table-cell>
          <table:table-cell table:style-name="ce2"/>
          <table:table-cell table:number-columns-repeated="1022"/>
        </table:table-row>
        <table:table-row table:style-name="ro2">
          <table:table-cell office:value-type="string">
            <text:p>Pololu 37D mm Metal Gearmotor Bracket Pair</text:p>
          </table:table-cell>
          <table:table-cell office:value-type="float" office:value="1">
            <text:p>1</text:p>
          </table:table-cell>
          <table:table-cell table:style-name="ce8" office:value-type="string">
            <text:p><text:a xlink:href="https://secure.robotshop.com/eu/productinfo.aspx?pc=RB-Pol-03&amp;lang=en-US">https://secure.robotshop.com/eu/productinfo.aspx?pc=RB-Pol-03&amp;lang=en-US</text:a></text:p>
          </table:table-cell>
          <table:table-cell table:number-columns-repeated="1021"/>
        </table:table-row>
        <table:table-row table:style-name="ro2">
          <table:table-cell office:value-type="string">
            <text:p>100:1 Metal Gearmotor 37Dx54L mm with 64 CPR Encoder</text:p>
          </table:table-cell>
          <table:table-cell office:value-type="float" office:value="2">
            <text:p>2</text:p>
          </table:table-cell>
          <table:table-cell office:value-type="string">
            <text:p><text:a xlink:href="https://secure.robotshop.com/eu/pololu-12v-100-1-gear-motor-encoder.html">https://secure.robotshop.com/eu/pololu-12v-100-1-gear-motor-encoder.html</text:a></text:p>
          </table:table-cell>
          <table:table-cell table:number-columns-repeated="1021"/>
        </table:table-row>
        <table:table-row table:style-name="ro2">
          <table:table-cell office:value-type="string">
            <text:p>Pololu Dual MC33926 Motor Driver Shield for Arduino</text:p>
          </table:table-cell>
          <table:table-cell office:value-type="float" office:value="1">
            <text:p>1</text:p>
          </table:table-cell>
          <table:table-cell office:value-type="string">
            <text:p><text:a xlink:href="https://secure.robotshop.com/eu/productinfo.aspx?pc=RB-Pol-197&amp;lang=en-US">https://secure.robotshop.com/eu/productinfo.aspx?pc=RB-Pol-197&amp;lang=en-US</text:a> </text:p>
          </table:table-cell>
          <table:table-cell table:number-columns-repeated="1021"/>
        </table:table-row>
        <table:table-row table:style-name="ro1">
          <table:table-cell office:value-type="string">
            <text:p>Arduino Uno</text:p>
          </table:table-cell>
          <table:table-cell office:value-type="float" office:value="1">
            <text:p>1</text:p>
          </table:table-cell>
          <table:table-cell table:style-name="Default" office:value-type="string">
            <text:p>Widely availab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heel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Option 1 (faster)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BaneBots Hub, Hex, Series 40, Set Screw, 6mm Bore, 2 Wide</text:p>
          </table:table-cell>
          <table:table-cell office:value-type="float" office:value="2">
            <text:p>2</text:p>
          </table:table-cell>
          <table:table-cell office:value-type="string">
            <text:p><text:a xlink:href="https://secure.robotshop.com/eu/productinfo.aspx?pc=RB-Ban-155&amp;lang=en-US">https://secure.robotshop.com/eu/productinfo.aspx?pc=RB-Ban-155&amp;lang=en-US</text:a></text:p>
          </table:table-cell>
          <table:table-cell table:number-columns-repeated="1021"/>
        </table:table-row>
        <table:table-row table:style-name="ro2">
          <table:table-cell office:value-type="string">
            <text:p>BaneBots Wheel, 4-7 / 8" x 0.8", 1 / 2" Hex Mount, 40A, Black / Orange</text:p>
          </table:table-cell>
          <table:table-cell office:value-type="float" office:value="2">
            <text:p>2</text:p>
          </table:table-cell>
          <table:table-cell office:value-type="string">
            <text:p><text:a xlink:href="https://secure.robotshop.com/eu/productinfo.aspx?pc=RB-Ban-140&amp;lang=en-US">https://secure.robotshop.com/eu/productinfo.aspx?pc=RB-Ban-140&amp;lang=en-US</text:a></text:p>
          </table:table-cell>
          <table:table-cell table:number-columns-repeated="1021"/>
        </table:table-row>
        <table:table-row table:style-name="ro2">
          <table:table-cell office:value-type="string">
            <text:p>Blickle 346601 Device fixed roller, Ø 50 mm Specification swivel castor with mounting plate</text:p>
          </table:table-cell>
          <table:table-cell office:value-type="float" office:value="1">
            <text:p>1</text:p>
          </table:table-cell>
          <table:table-cell table:style-name="Default" office:value-type="string">
            <text:p><text:a xlink:href="http://www.conrad-electronic.co.uk/ce/en/product/826519">http://www.conrad-electronic.co.uk/ce/en/product/826519</text:a>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Option 2 (slower)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75mm Twente Grey wheels</text:p>
          </table:table-cell>
          <table:table-cell office:value-type="float" office:value="2">
            <text:p>2</text:p>
          </table:table-cell>
          <table:table-cell table:style-name="Default" office:value-type="string">
            <text:p>Local hardware shop</text:p>
          </table:table-cell>
          <table:table-cell table:number-columns-repeated="1021"/>
        </table:table-row>
        <table:table-row table:style-name="ro1">
          <table:table-cell office:value-type="string">
            <text:p>30mm swivel</text:p>
          </table:table-cell>
          <table:table-cell office:value-type="string">
            <text:p>10 of each</text:p>
          </table:table-cell>
          <table:table-cell table:style-name="Default" office:value-type="string">
            <text:p>Local hardware sho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ain Board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Cubieboard2</text:p>
          </table:table-cell>
          <table:table-cell office:value-type="float" office:value="1">
            <text:p>1</text:p>
          </table:table-cell>
          <table:table-cell table:style-name="Default" office:value-type="string">
            <text:p><text:a xlink:href="http://cubieboard.org/buy/">http://cubieboard.org/buy/</text:a>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Powered USB Hub - High Speed 7 Ports 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6" office:value-type="string">
            <text:p>SanDisk 16GB Mobile Ultra Micro SD (SDHC) Class 10 UHS-1 30MB/s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6" office:value-type="string">
            <text:p>USB to UART serial converter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7" office:value-type="string">
            <text:p><text:span text:style-name="T1">Wifi Dongle</text:span>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Sensor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Kinect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text:p>XV11 Lidar</text:p>
          </table:table-cell>
          <table:table-cell office:value-type="float" office:value="1">
            <text:p>1</text:p>
          </table:table-cell>
          <table:table-cell table:style-name="Default" office:value-type="string">
            <text:p>Salvaged from Neato-XV15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USB to UART serial converter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GY-85 6DOF 9DOF IMU Sensor Module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8" office:value-type="string">
            <text:p>Arduino Nano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8" office:value-type="string">
            <text:p>HC-SR04 distance sensors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Power supply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Turnigy 4000mAh 3S 20C Lipo Pack (EU warehouse) – 423g – bullet plug</text:p>
          </table:table-cell>
          <table:table-cell office:value-type="float" office:value="1">
            <text:p>1</text:p>
          </table:table-cell>
          <table:table-cell office:value-type="string">
            <text:p><text:a xlink:href="http://hobbyking.com/hobbyking/store/uh_viewItem.asp?idProduct=35892">http://hobbyking.com/hobbyking/store/uh_viewItem.asp?idProduct=35892</text:a></text:p>
          </table:table-cell>
          <table:table-cell table:number-columns-repeated="1021"/>
        </table:table-row>
        <table:table-row table:style-name="ro2">
          <table:table-cell office:value-type="string">
            <text:p>LiPo Protection Bag</text:p>
          </table:table-cell>
          <table:table-cell table:number-columns-repeated="1023"/>
        </table:table-row>
        <table:table-row table:style-name="ro2">
          <table:table-cell office:value-type="string">
            <text:p>HXT4mm Battery Harness 14AWG for 2 Packs in Parallel (NL warehouse)</text:p>
          </table:table-cell>
          <table:table-cell office:value-type="float" office:value="1">
            <text:p>1</text:p>
          </table:table-cell>
          <table:table-cell office:value-type="string">
            <text:p><text:a xlink:href="http://hobbyking.com/hobbyking/store/uh_viewItem.asp?idProduct=42103">http://hobbyking.com/hobbyking/store/uh_viewItem.asp?idProduct=42103</text:a></text:p>
          </table:table-cell>
          <table:table-cell table:number-columns-repeated="1021"/>
        </table:table-row>
        <table:table-row table:style-name="ro2">
          <table:table-cell office:value-type="string">
            <text:p>HXT 4MM to Banana Plug Charge Lead Adapter (NL Warehouse)</text:p>
          </table:table-cell>
          <table:table-cell office:value-type="float" office:value="1">
            <text:p>1</text:p>
          </table:table-cell>
          <table:table-cell table:style-name="Default" office:value-type="string">
            <text:p><text:a xlink:href="http://hobbyking.com/hobbyking/store/__18099__HXT_4MM_to_Banana_Plug_Charge_Lead_Adapter.html">http://hobbyking.com/hobbyking/store/__18099__HXT_4MM_to_Banana_Plug_Charge_Lead_Adapter.html</text:a>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Hobbyking 2-8S Cell Checker with Low Voltage Alarm</text:p>
          </table:table-cell>
          <table:table-cell office:value-type="float" office:value="1">
            <text:p>1</text:p>
          </table:table-cell>
          <table:table-cell office:value-type="string">
            <text:p><text:a xlink:href="https://www.hobbyking.com/hobbyking/store/uh_viewItem.asp?idProduct=42757">https://www.hobbyking.com/hobbyking/store/uh_viewItem.asp?idProduct=42757</text:a></text:p>
          </table:table-cell>
          <table:table-cell table:number-columns-repeated="1021"/>
        </table:table-row>
        <table:table-row table:style-name="ro2">
          <table:table-cell office:value-type="string">
            <text:p>Turnigy Accucel-6 50W 6A Balancer/Charger w/ accessories (EU warehouse)</text:p>
          </table:table-cell>
          <table:table-cell office:value-type="float" office:value="1">
            <text:p>1</text:p>
          </table:table-cell>
          <table:table-cell office:value-type="string">
            <text:p><text:a xlink:href="http://hobbyking.com/hobbyking/store/__31281__Turnigy_Accucel_6_50W_6A_Balancer_Charger_w_accessories_EU_warehouse_.html">http://hobbyking.com/hobbyking/store/__31281__Turnigy_Accucel_6_50W_6A_Balancer_Charger_w_accessories_EU_warehouse_.html</text:a></text:p>
          </table:table-cell>
          <table:table-cell table:number-columns-repeated="1021"/>
        </table:table-row>
        <table:table-row table:style-name="ro2">
          <table:table-cell office:value-type="string">
            <text:p>SCI R13-242B2 Rocker Switch, Illuminated Red, 3PST, On-Off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conrad-electronic.co.uk/ce/en/product/709121">http://www.conrad-electronic.co.uk/ce/en/product/709121</text:a></text:p>
          </table:table-cell>
          <table:table-cell table:number-columns-repeated="1021"/>
        </table:table-row>
        <table:table-row table:style-name="ro2">
          <table:table-cell office:value-type="string">
            <text:p>SCI R3-76-01-3L106 Fuse Holder For 6 x Standard Flachsicherung 19mm Fuses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conrad-electronic.co.uk/ce/en/product/530766">http://www.conrad-electronic.co.uk/ce/en/product/530766</text:a></text:p>
          </table:table-cell>
          <table:table-cell table:number-columns-repeated="1021"/>
        </table:table-row>
        <table:table-row table:style-name="ro2">
          <table:table-cell office:value-type="string">
            <text:p>Fuses 1A, 2A, 15A</text:p>
          </table:table-cell>
          <table:table-cell office:value-type="string">
            <text:p>10 of each</text:p>
          </table:table-cell>
          <table:table-cell office:value-type="string">
            <text:p><text:a xlink:href="http://www.conrad-electronic.co.uk/ce/en/product/535027">http://www.conrad-electronic.co.uk/ce/en/product/535027</text:a>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LM2596 Step Down Adjustable DC-DC Power Supply Module New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buyincoins.com/item/9004.html">http://www.buyincoins.com/item/9004.html</text:a>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Other (wires, bolts, nuts, connectors, …)</text:p>
          </table:table-cell>
          <table:table-cell table:number-columns-repeated="1023"/>
        </table:table-row>
        <table:table-row table:style-name="ro2">
          <table:table-cell office:value-type="string">
            <text:p>M5 Uninsulated Ring Terminal, Copper, DIN 46234, 1.5 - 2.5mm², Cimco Werkzeugfabrik 180410</text:p>
          </table:table-cell>
          <table:table-cell office:value-type="float" office:value="6">
            <text:p>6</text:p>
          </table:table-cell>
          <table:table-cell office:value-type="string">
            <text:p><text:a xlink:href="http://www.conrad-electronic.co.uk/ce/en/product/734821">http://www.conrad-electronic.co.uk/ce/en/product/734821</text:a></text:p>
          </table:table-cell>
          <table:table-cell table:number-columns-repeated="1021"/>
        </table:table-row>
        <table:table-row table:style-name="ro2">
          <table:table-cell office:value-type="string">
            <text:p>M5 Uninsulated Ring Terminal, Copper, DIN 46234, 0,5 - 1 mm², Cimco Werkzeugfabrik </text:p>
          </table:table-cell>
          <table:table-cell office:value-type="float" office:value="6">
            <text:p>6</text:p>
          </table:table-cell>
          <table:table-cell office:value-type="string">
            <text:p><text:a xlink:href="http://www.conrad.be/ce/nl/product/734782">http://www.conrad.be/ce/nl/product/734782</text:a></text:p>
          </table:table-cell>
          <table:table-cell table:number-columns-repeated="1021"/>
        </table:table-row>
        <table:table-row table:style-name="ro2">
          <table:table-cell office:value-type="string">
            <text:p>Uninsulated F-Style In-Line Receptacle, 1.5 - 2.5mm², Vogt Verbindungstechnik 3833.60</text:p>
          </table:table-cell>
          <table:table-cell office:value-type="float" office:value="5">
            <text:p>5</text:p>
          </table:table-cell>
          <table:table-cell office:value-type="string">
            <text:p><text:a xlink:href="http://www.conrad-electronic.co.uk/ce/en/product/736924">http://www.conrad-electronic.co.uk/ce/en/product/736924</text:a></text:p>
          </table:table-cell>
          <table:table-cell table:number-columns-repeated="1021"/>
        </table:table-row>
        <table:table-row table:style-name="ro2">
          <table:table-cell office:value-type="string">
            <text:p>Uninsulated F-Style In-Line Receptacle, 0.5 - 1.0mm², Vogt Verbindungstechnik 3831.60</text:p>
          </table:table-cell>
          <table:table-cell office:value-type="float" office:value="5">
            <text:p>5</text:p>
          </table:table-cell>
          <table:table-cell office:value-type="string">
            <text:p><text:a xlink:href="http://www.conrad-electronic.co.uk/ce/en/product/737279">http://www.conrad-electronic.co.uk/ce/en/product/737279</text:a></text:p>
          </table:table-cell>
          <table:table-cell table:number-columns-repeated="1021"/>
        </table:table-row>
        <table:table-row table:style-name="ro2">
          <table:table-cell office:value-type="string">
            <text:p>Soft PVC insulation sleeve for spade connector 6.3 mm Soft PVC Red</text:p>
          </table:table-cell>
          <table:table-cell office:value-type="float" office:value="10">
            <text:p>10</text:p>
          </table:table-cell>
          <table:table-cell office:value-type="string">
            <text:p><text:a xlink:href="http://www.conrad-electronic.co.uk/ce/en/product/735622">http://www.conrad-electronic.co.uk/ce/en/product/735622</text:a></text:p>
          </table:table-cell>
          <table:table-cell table:number-columns-repeated="1021"/>
        </table:table-row>
        <table:table-row table:style-name="ro2">
          <table:table-cell office:value-type="string">
            <text:p>TOOLCRAFT DIN 934 galvanised steel hexagon nuts Galvanised steel M3 100 Units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conrad-electronic.co.uk/ce/en/product/815624">http://www.conrad-electronic.co.uk/ce/en/product/815624</text:a></text:p>
          </table:table-cell>
          <table:table-cell table:number-columns-repeated="1021"/>
        </table:table-row>
        <table:table-row table:style-name="ro2">
          <table:table-cell office:value-type="string">
            <text:p>TOOLCRAFT DIN 7985 galvanised steel raised head screws Galvanised steel · Quality 4.8 M 3 100 Units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conrad-electronic.co.uk/ce/en/product/827136">http://www.conrad-electronic.co.uk/ce/en/product/827136</text:a></text:p>
          </table:table-cell>
          <table:table-cell table:number-columns-repeated="1021"/>
        </table:table-row>
        <table:table-row table:style-name="ro2">
          <table:table-cell office:value-type="string">
            <text:p>TOOLCRAFT DIN 7985 galvanised steel raised head screws Galvanised steel · Quality 4.8 M 3 100 Units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conrad-electronic.co.uk/ce/en/product/815381">http://www.conrad-electronic.co.uk/ce/en/product/815381</text:a></text:p>
          </table:table-cell>
          <table:table-cell table:number-columns-repeated="1021"/>
        </table:table-row>
        <table:table-row table:style-name="ro2">
          <table:table-cell office:value-type="string">
            <text:p>TOOLCRAFT DIN 7985 galvanised steel raised head screws Galvanised steel · Quality 4.8 M 3 100 Units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conrad-electronic.co.uk/ce/en/product/815357">http://www.conrad-electronic.co.uk/ce/en/product/815357</text:a></text:p>
          </table:table-cell>
          <table:table-cell table:number-columns-repeated="1021"/>
        </table:table-row>
        <table:table-row table:style-name="ro2">
          <table:table-cell office:value-type="string">
            <text:p>100-pack of DIN 125 ZN A 3.2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conrad-electronic.co.uk/ce/en/product/814628">http://www.conrad-electronic.co.uk/ce/en/product/814628</text:a></text:p>
          </table:table-cell>
          <table:table-cell table:number-columns-repeated="1021"/>
        </table:table-row>
        <table:table-row table:style-name="ro2">
          <table:table-cell office:value-type="string">
            <text:p>Cable ties, LxW: 200 x 2,6 mm, Polyamide 66, 80 N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conrad.nl/ce/nl/product/391148/Cable-ties-LxW-200-x-26-mm-Polyamide-66-80-N">http://www.conrad.nl/ce/nl/product/391148/Cable-ties-LxW-200-x-26-mm-Polyamide-66-80-N</text:a></text:p>
          </table:table-cell>
          <table:table-cell table:number-columns-repeated="1021"/>
        </table:table-row>
        <table:table-row table:style-name="ro2">
          <table:table-cell office:value-type="string">
            <text:p>100-pack of DIN9021 steel M3 shims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conrad-electronic.co.uk/ce/en/product/521800">http://www.conrad-electronic.co.uk/ce/en/product/521800</text:a></text:p>
          </table:table-cell>
          <table:table-cell table:number-columns-repeated="1021"/>
        </table:table-row>
        <table:table-row table:style-name="ro2">
          <table:table-cell office:value-type="string">
            <text:p>Stranded Copper Wire 1.94 mm² Red</text:p>
          </table:table-cell>
          <table:table-cell office:value-type="string">
            <text:p>1m</text:p>
          </table:table-cell>
          <table:table-cell office:value-type="string">
            <text:p><text:a xlink:href="http://www.conrad-electronic.co.uk/ce/en/product/601880">http://www.conrad-electronic.co.uk/ce/en/product/601880</text:a></text:p>
          </table:table-cell>
          <table:table-cell table:number-columns-repeated="1021"/>
        </table:table-row>
        <table:table-row table:style-name="ro2">
          <table:table-cell office:value-type="string">
            <text:p>Stranded Copper Wire 1.94 mm² Blue</text:p>
          </table:table-cell>
          <table:table-cell office:value-type="string">
            <text:p>1m</text:p>
          </table:table-cell>
          <table:table-cell office:value-type="string">
            <text:p><text:a xlink:href="http://www.conrad-electronic.co.uk/ce/en/product/601893">http://www.conrad-electronic.co.uk/ce/en/product/601893</text:a></text:p>
          </table:table-cell>
          <table:table-cell table:number-columns-repeated="1021"/>
        </table:table-row>
        <table:table-row table:style-name="ro1">
          <table:table-cell office:value-type="string">
            <text:p>10xM5 screws * 40mm to connect fuse panel</text:p>
          </table:table-cell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1021"/>
        </table:table-row>
        <table:table-row table:style-name="ro1">
          <table:table-cell office:value-type="string">
            <text:p>600x300x6mm MDF for base</text:p>
          </table:table-cell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18"/>
          <table:table-cell table:number-columns-repeated="6"/>
        </table:table-row>
        <table:table-row table:style-name="ro1" table:number-rows-repeated="1048515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number:date-style style:name="N118">
      <number:day/>
      <number:text>/</number:text>
      <number:month number:style="long"/>
      <number:text>/</number:text>
      <number:year number:style="long"/>
    </number:date-style>
    <number:number-style style:name="N119">
      <number:number number:decimal-places="1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 style:data-style-name="N0">
      <style:table-cell-properties fo:background-color="#ff0000"/>
    </style:style>
    <style:style style:name="cf2" style:family="table-cell" style:parent-style-name="Default" style:data-style-name="N0">
      <style:table-cell-properties fo:background-color="#ffff0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ConditionalStyle_5f_29" style:display-name="ConditionalStyle_29" style:family="table-cell" style:parent-style-name="Default">
      <style:table-cell-properties fo:background-color="#ff0000"/>
    </style:style>
    <style:style style:name="ConditionalStyle_5f_28" style:display-name="ConditionalStyle_28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154in" fo:margin-bottom="0.3154in" fo:margin-left="0.7083in" fo:margin-right="0.7083in" style:print-page-order="ttb" style:first-page-number="continue" style:scale-to="100%" style:print="charts drawings objects"/>
      <style:header-style>
        <style:header-footer-properties fo:min-height="0.4335in" fo:margin-left="0.7083in" fo:margin-right="0.7083in" fo:margin-bottom="0in"/>
      </style:header-style>
      <style:footer-style>
        <style:header-footer-properties fo:min-height="0.4335in" fo:margin-left="0.7083in" fo:margin-right="0.7083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00/00/0000</text:date>, <text:time style:data-style-name="N2" text:time-value="0000-00-00T08:05:1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/>
    <dc:creator>kristof </dc:creator>
    <meta:creation-date>2006-09-16T00:00:00Z</meta:creation-date>
    <dc:date>2014-03-16T08:33:30</dc:date>
    <meta:editing-duration>P1DT16H41M37S</meta:editing-duration>
    <meta:editing-cycles>146</meta:editing-cycles>
    <meta:document-statistic meta:table-count="1" meta:cell-count="137" meta:object-count="0"/>
  </office:meta>
</office:document-meta>
</file>